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 style:data-style-name="N7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6" table:default-cell-style-name="ce1"/>
        <table:table-column table:style-name="co2" table:number-columns-repeated="2" table:default-cell-style-name="Default"/>
        <table:table-column table:style-name="co1" table:number-columns-repeated="36" table:default-cell-style-name="ce1"/>
        <table:table-column table:style-name="co2" table:default-cell-style-name="Default"/>
        <table:table-column table:style-name="co1" table:number-columns-repeated="36" table:default-cell-style-name="ce1"/>
        <table:table-column table:style-name="co2" table:number-columns-repeated="40" table:default-cell-style-name="Default"/>
        <table:table-column table:style-name="co2" table:number-columns-repeated="36" table:default-cell-style-name="ce1"/>
        <table:table-row table:style-name="ro1">
          <table:table-cell table:number-columns-repeated="36" office:value-type="float" office:value="0" calcext:value-type="float">
            <text:p>0 <text:s text:c="3"/></text:p>
          </table:table-cell>
          <table:table-cell table:number-columns-repeated="2"/>
          <table:table-cell office:value-type="float" office:value="0.5" calcext:value-type="float">
            <text:p><text:s/>1/2</text:p>
          </table:table-cell>
          <table:table-cell table:number-columns-repeated="35" office:value-type="float" office:value="0" calcext:value-type="float">
            <text:p>0 <text:s text:c="3"/></text:p>
          </table:table-cell>
          <table:table-cell/>
          <table:table-cell table:number-matrix-columns-spanned="36" table:number-matrix-rows-spanned="36" table:formula="of:=MMULT([.A1:.AJ36];[.AM1:.BV36])"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table:number-matrix-columns-spanned="36" table:number-matrix-rows-spanned="36" table:formula="of:=9*[.BX1:.DG36]/10+1/360"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office:value-type="float" office:value="1" calcext:value-type="float">
            <text:p>1 <text:s text:c="3"/></text:p>
          </table:table-cell>
          <table:table-cell table:number-columns-repeated="35" office:value-type="float" office:value="0" calcext:value-type="float">
            <text:p>0 <text:s text:c="3"/></text:p>
          </table:table-cell>
          <table:table-cell table:number-columns-repeated="2"/>
          <table:table-cell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34" office:value-type="float" office:value="0" calcext:value-type="float">
            <text:p>0 <text:s text:c="3"/></text:p>
          </table:table-cell>
          <table:table-cell/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office:value-type="float" office:value="1" calcext:value-type="float">
            <text:p>1 <text:s text:c="3"/></text:p>
          </table:table-cell>
          <table:table-cell table:number-columns-repeated="35" office:value-type="float" office:value="0" calcext:value-type="float">
            <text:p>0 <text:s text:c="3"/></text:p>
          </table:table-cell>
          <table:table-cell table:number-columns-repeated="2"/>
          <table:table-cell table:number-columns-repeated="2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33" office:value-type="float" office:value="0" calcext:value-type="float">
            <text:p>0 <text:s text:c="3"/></text:p>
          </table:table-cell>
          <table:table-cell/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3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9" office:value-type="float" office:value="0" calcext:value-type="float">
            <text:p>0 <text:s text:c="3"/></text:p>
          </table:table-cell>
          <table:table-cell table:number-columns-repeated="2"/>
          <table:table-cell table:number-columns-repeated="3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32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902777777777778" calcext:value-type="float">
            <text:p><text:s/>8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32" office:value-type="float" office:value="0" calcext:value-type="float">
            <text:p>0 <text:s text:c="3"/></text:p>
          </table:table-cell>
          <table:table-cell table:number-columns-repeated="2"/>
          <table:table-cell table:number-columns-repeated="4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31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3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5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6" office:value-type="float" office:value="0" calcext:value-type="float">
            <text:p>0 <text:s text:c="3"/></text:p>
          </table:table-cell>
          <table:table-cell table:number-columns-repeated="2"/>
          <table:table-cell table:number-columns-repeated="5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30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902777777777778" calcext:value-type="float">
            <text:p><text:s/>8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4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30" office:value-type="float" office:value="0" calcext:value-type="float">
            <text:p>0 <text:s text:c="3"/></text:p>
          </table:table-cell>
          <table:table-cell table:number-columns-repeated="2"/>
          <table:table-cell table:number-columns-repeated="6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29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902777777777778" calcext:value-type="float">
            <text:p><text:s/>8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5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29" office:value-type="float" office:value="0" calcext:value-type="float">
            <text:p>0 <text:s text:c="3"/></text:p>
          </table:table-cell>
          <table:table-cell table:number-columns-repeated="2"/>
          <table:table-cell table:number-columns-repeated="7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28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6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28" office:value-type="float" office:value="0" calcext:value-type="float">
            <text:p>0 <text:s text:c="3"/></text:p>
          </table:table-cell>
          <table:table-cell table:number-columns-repeated="2"/>
          <table:table-cell table:number-columns-repeated="8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27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7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28" office:value-type="float" office:value="0" calcext:value-type="float">
            <text:p>0 <text:s text:c="3"/></text:p>
          </table:table-cell>
          <table:table-cell table:number-columns-repeated="2"/>
          <table:table-cell table:number-columns-repeated="9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26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9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26" office:value-type="float" office:value="0" calcext:value-type="float">
            <text:p>0 <text:s text:c="3"/></text:p>
          </table:table-cell>
          <table:table-cell table:number-columns-repeated="2"/>
          <table:table-cell table:number-columns-repeated="10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25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9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25" office:value-type="float" office:value="0" calcext:value-type="float">
            <text:p>0 <text:s text:c="3"/></text:p>
          </table:table-cell>
          <table:table-cell table:number-columns-repeated="2"/>
          <table:table-cell table:number-columns-repeated="11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24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10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24" office:value-type="float" office:value="0" calcext:value-type="float">
            <text:p>0 <text:s text:c="3"/></text:p>
          </table:table-cell>
          <table:table-cell table:number-columns-repeated="2"/>
          <table:table-cell table:number-columns-repeated="12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23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11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23" office:value-type="float" office:value="0" calcext:value-type="float">
            <text:p>0 <text:s text:c="3"/></text:p>
          </table:table-cell>
          <table:table-cell table:number-columns-repeated="2"/>
          <table:table-cell table:number-columns-repeated="13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22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0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22" office:value-type="float" office:value="0" calcext:value-type="float">
            <text:p>0 <text:s text:c="3"/></text:p>
          </table:table-cell>
          <table:table-cell table:number-columns-repeated="2"/>
          <table:table-cell table:number-columns-repeated="14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21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902777777777778" calcext:value-type="float">
            <text:p><text:s/>8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13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8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2" office:value-type="float" office:value="0" calcext:value-type="float">
            <text:p>0 <text:s text:c="3"/></text:p>
          </table:table-cell>
          <table:table-cell table:number-columns-repeated="2"/>
          <table:table-cell table:number-columns-repeated="15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20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902777777777778" calcext:value-type="float">
            <text:p><text:s/>8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14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20" office:value-type="float" office:value="0" calcext:value-type="float">
            <text:p>0 <text:s text:c="3"/></text:p>
          </table:table-cell>
          <table:table-cell table:number-columns-repeated="2"/>
          <table:table-cell table:number-columns-repeated="16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9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15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20" office:value-type="float" office:value="0" calcext:value-type="float">
            <text:p>0 <text:s text:c="3"/></text:p>
          </table:table-cell>
          <table:table-cell table:number-columns-repeated="2"/>
          <table:table-cell table:number-columns-repeated="17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18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17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8" office:value-type="float" office:value="0" calcext:value-type="float">
            <text:p>0 <text:s text:c="3"/></text:p>
          </table:table-cell>
          <table:table-cell table:number-columns-repeated="2"/>
          <table:table-cell table:number-columns-repeated="18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17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17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17" office:value-type="float" office:value="0" calcext:value-type="float">
            <text:p>0 <text:s text:c="3"/></text:p>
          </table:table-cell>
          <table:table-cell table:number-columns-repeated="2"/>
          <table:table-cell table:number-columns-repeated="19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6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18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7" office:value-type="float" office:value="0" calcext:value-type="float">
            <text:p>0 <text:s text:c="3"/></text:p>
          </table:table-cell>
          <table:table-cell table:number-columns-repeated="2"/>
          <table:table-cell table:number-columns-repeated="20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15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20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5" office:value-type="float" office:value="0" calcext:value-type="float">
            <text:p>0 <text:s text:c="3"/></text:p>
          </table:table-cell>
          <table:table-cell table:number-columns-repeated="2"/>
          <table:table-cell table:number-columns-repeated="21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14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20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14" office:value-type="float" office:value="0" calcext:value-type="float">
            <text:p>0 <text:s text:c="3"/></text:p>
          </table:table-cell>
          <table:table-cell table:number-columns-repeated="2"/>
          <table:table-cell table:number-columns-repeated="22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13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21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13" office:value-type="float" office:value="0" calcext:value-type="float">
            <text:p>0 <text:s text:c="3"/></text:p>
          </table:table-cell>
          <table:table-cell table:number-columns-repeated="2"/>
          <table:table-cell table:number-columns-repeated="23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2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22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3"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vezes</text:p>
          </table:table-cell>
          <table:table-cell table:number-columns-repeated="24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1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36" office:value-type="float" office:value="0" calcext:value-type="float">
            <text:p>0 <text:s text:c="3"/></text:p>
          </table:table-cell>
          <table:table-cell table:number-columns-repeated="2"/>
          <table:table-cell table:number-columns-repeated="25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10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8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6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0" office:value-type="float" office:value="0" calcext:value-type="float">
            <text:p>0 <text:s text:c="3"/></text:p>
          </table:table-cell>
          <table:table-cell table:number-columns-repeated="2"/>
          <table:table-cell table:number-columns-repeated="26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9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902777777777778" calcext:value-type="float">
            <text:p><text:s/>8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25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9" office:value-type="float" office:value="0" calcext:value-type="float">
            <text:p>0 <text:s text:c="3"/></text:p>
          </table:table-cell>
          <table:table-cell table:number-columns-repeated="2"/>
          <table:table-cell table:number-columns-repeated="27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8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26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8" office:value-type="float" office:value="0" calcext:value-type="float">
            <text:p>0 <text:s text:c="3"/></text:p>
          </table:table-cell>
          <table:table-cell table:number-columns-repeated="2"/>
          <table:table-cell table:number-columns-repeated="28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7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27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2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4" office:value-type="float" office:value="0" calcext:value-type="float">
            <text:p>0 <text:s text:c="3"/></text:p>
          </table:table-cell>
          <table:table-cell table:number-columns-repeated="2"/>
          <table:table-cell table:number-columns-repeated="29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6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902777777777778" calcext:value-type="float">
            <text:p><text:s/>8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28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6" office:value-type="float" office:value="0" calcext:value-type="float">
            <text:p>0 <text:s text:c="3"/></text:p>
          </table:table-cell>
          <table:table-cell table:number-columns-repeated="2"/>
          <table:table-cell table:number-columns-repeated="30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5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29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5" office:value-type="float" office:value="0" calcext:value-type="float">
            <text:p>0 <text:s text:c="3"/></text:p>
          </table:table-cell>
          <table:table-cell table:number-columns-repeated="2"/>
          <table:table-cell table:number-columns-repeated="31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4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30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5" office:value-type="float" office:value="0" calcext:value-type="float">
            <text:p>0 <text:s text:c="3"/></text:p>
          </table:table-cell>
          <table:table-cell table:number-columns-repeated="2"/>
          <table:table-cell table:number-columns-repeated="32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3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32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3" office:value-type="float" office:value="0" calcext:value-type="float">
            <text:p>0 <text:s text:c="3"/></text:p>
          </table:table-cell>
          <table:table-cell table:number-columns-repeated="2"/>
          <table:table-cell table:number-columns-repeated="33"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table:number-columns-repeated="2"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24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7" office:value-type="float" office:value="0" calcext:value-type="float">
            <text:p>0 <text:s text:c="3"/>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2" office:value-type="float" office:value="0" calcext:value-type="float">
            <text:p>0 <text:s text:c="3"/></text:p>
          </table:table-cell>
          <table:table-cell table:number-columns-repeated="2"/>
          <table:table-cell table:number-columns-repeated="34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902777777777778" calcext:value-type="float">
            <text:p><text:s/>8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</table:table-row>
        <table:table-row table:style-name="ro1">
          <table:table-cell table:number-columns-repeated="33" office:value-type="float" office:value="0" calcext:value-type="float">
            <text:p>0 <text:s text:c="3"/></text:p>
          </table:table-cell>
          <table:table-cell table:number-columns-repeated="3" office:value-type="float" office:value="1" calcext:value-type="float">
            <text:p>1 <text:s text:c="3"/></text:p>
          </table:table-cell>
          <table:table-cell table:number-columns-repeated="2"/>
          <table:table-cell table:number-columns-repeated="35"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/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1" calcext:value-type="float">
            <text:p>1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3"/>
          <table:table-cell table:number-columns-repeated="36" office:value-type="float" office:value="1" calcext:value-type="float">
            <text:p>1</text:p>
          </table:table-cell>
          <table:table-cell/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00277777777777778" calcext:value-type="float">
            <text:p>0 <text:s text:c="3"/></text:p>
          </table:table-cell>
          <table:table-cell office:value-type="float" office:value="0.452777777777778" calcext:value-type="float">
            <text:p><text:s/>4/9</text:p>
          </table:table-cell>
          <table:table-cell office:value-type="float" office:value="0.902777777777778" calcext:value-type="float">
            <text:p><text:s/>8/9</text:p>
          </table:table-cell>
          <table:table-cell office:value-type="float" office:value="0.902777777777778" calcext:value-type="float">
            <text:p><text:s/>8/9</text:p>
          </table:table-cell>
        </table:table-row>
        <table:table-row table:style-name="ro1">
          <table:table-cell table:style-name="Default" table:number-columns-repeated="36"/>
          <table:table-cell office:value-type="string" calcext:value-type="string">
            <text:p>Matriz de adjacência</text:p>
          </table:table-cell>
          <table:table-cell/>
          <table:table-cell table:style-name="Default" table:number-columns-repeated="36"/>
          <table:table-cell office:value-type="string" calcext:value-type="string">
            <text:p>delta invertido</text:p>
          </table:table-cell>
          <table:table-cell table:style-name="Default" table:number-columns-repeated="36"/>
          <table:table-cell office:value-type="string" calcext:value-type="string">
            <text:p>Matriz de transição de estados </text:p>
          </table:table-cell>
          <table:table-cell table:number-columns-repeated="38"/>
          <table:table-cell office:value-type="string" calcext:value-type="string">
            <text:p>Matriz U</text:p>
          </table:table-cell>
          <table:table-cell table:style-name="Default"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0:25:17.76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5:45:54.734000000</meta:creation-date>
    <dc:date>2017-12-10T16:52:34.116000000</dc:date>
    <meta:editing-duration>PT3H1M3S</meta:editing-duration>
    <meta:editing-cycles>2</meta:editing-cycles>
    <meta:generator>LibreOffice/5.2.3.3$Windows_x86 LibreOffice_project/d54a8868f08a7b39642414cf2c8ef2f228f780cf</meta:generator>
    <meta:document-statistic meta:table-count="1" meta:cell-count="6485" meta:object-count="0"/>
  </office:meta>
</office:document-meta>
</file>